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2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24508667" calcext:value-type="float">
            <text:p>0.7832450867</text:p>
          </table:table-cell>
          <table:table-cell table:number-columns-repeated="3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670998096466" calcext:value-type="float">
            <text:p>0.6709980965</text:p>
          </table:table-cell>
          <table:table-cell table:number-columns-repeated="3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.0322728157" calcext:value-type="float">
            <text:p>1.0322728157</text:p>
          </table:table-cell>
          <table:table-cell table:number-columns-repeated="3"/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0.916106939316" calcext:value-type="float">
            <text:p>0.916106939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9320955276" calcext:value-type="float">
            <text:p>0.2793209553</text:p>
          </table:table-cell>
          <table:table-cell table:number-columns-repeated="3"/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0.747621059418" calcext:value-type="float">
            <text:p>0.7476210594</text:p>
          </table:table-cell>
          <table:table-cell table:number-columns-repeated="3"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0.894648075104" calcext:value-type="float">
            <text:p>0.8946480751</text:p>
          </table:table-cell>
          <table:table-cell table:number-columns-repeated="3"/>
        </table:table-row>
        <table:table-row table:style-name="ro1">
          <table:table-cell office:value-type="float" office:value="43.75" calcext:value-type="float">
            <text:p>43.75</text:p>
          </table:table-cell>
          <table:table-cell office:value-type="float" office:value="0.716763973236" calcext:value-type="float">
            <text:p>0.7167639732</text:p>
          </table:table-cell>
          <table:table-cell/>
          <table:table-cell office:value-type="string" calcext:value-type="string">
            <text:p>Total time=</text:p>
          </table:table-cell>
          <table:table-cell table:formula="of:=SUM([.B1:.B30])" office:value-type="float" office:value="37.983225822448" calcext:value-type="float">
            <text:p>37.98322582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33092713356" calcext:value-type="float">
            <text:p>1.3309271336</text:p>
          </table:table-cell>
          <table:table-cell table:number-columns-repeated="3"/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0.671039104462" calcext:value-type="float">
            <text:p>0.6710391045</text:p>
          </table:table-cell>
          <table:table-cell table:number-columns-repeated="3"/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0.746371984482" calcext:value-type="float">
            <text:p>0.7463719845</text:p>
          </table:table-cell>
          <table:table-cell table:number-columns-repeated="3"/>
        </table:table-row>
        <table:table-row table:style-name="ro1">
          <table:table-cell office:value-type="float" office:value="68.75" calcext:value-type="float">
            <text:p>68.75</text:p>
          </table:table-cell>
          <table:table-cell office:value-type="float" office:value="0.42379117012" calcext:value-type="float">
            <text:p>0.423791170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19905900955" calcext:value-type="float">
            <text:p>0.419905901</text:p>
          </table:table-cell>
          <table:table-cell table:number-columns-repeated="3"/>
        </table:table-row>
        <table:table-row table:style-name="ro1">
          <table:table-cell office:value-type="float" office:value="81.25" calcext:value-type="float">
            <text:p>81.25</text:p>
          </table:table-cell>
          <table:table-cell office:value-type="float" office:value="1.76263189316" calcext:value-type="float">
            <text:p>1.7626318932</text:p>
          </table:table-cell>
          <table:table-cell table:number-columns-repeated="3"/>
        </table:table-row>
        <table:table-row table:style-name="ro1">
          <table:table-cell office:value-type="float" office:value="81.25" calcext:value-type="float">
            <text:p>81.25</text:p>
          </table:table-cell>
          <table:table-cell office:value-type="float" office:value="0.642096042633" calcext:value-type="float">
            <text:p>0.6420960426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6298284531" calcext:value-type="float">
            <text:p>1.7629828453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7272295952" calcext:value-type="float">
            <text:p>1.7727229595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18796491623" calcext:value-type="float">
            <text:p>1.1879649162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7669968605" calcext:value-type="float">
            <text:p>1.7669968605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2.02245402336" calcext:value-type="float">
            <text:p>2.0224540234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51754999161" calcext:value-type="float">
            <text:p>1.5175499916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76345300674" calcext:value-type="float">
            <text:p>1.7634530067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77281904221" calcext:value-type="float">
            <text:p>1.7728190422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77179789543" calcext:value-type="float">
            <text:p>1.7717978954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76935386658" calcext:value-type="float">
            <text:p>1.7693538666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76829409599" calcext:value-type="float">
            <text:p>1.768294096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2.01944208145" calcext:value-type="float">
            <text:p>2.0194420815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2.01367402077" calcext:value-type="float">
            <text:p>2.0136740208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51411509514" calcext:value-type="float">
            <text:p>1.5141150951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52186489105" calcext:value-type="float">
            <text:p>1.5218648911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18049097061" calcext:value-type="float">
            <text:p>0.9180490971</text:p>
          </table:table-cell>
          <table:table-cell table:number-columns-repeated="3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671314001083" calcext:value-type="float">
            <text:p>0.6713140011</text:p>
          </table:table-cell>
          <table:table-cell table:number-columns-repeated="3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6408867836" calcext:value-type="float">
            <text:p>0.6408867836</text:p>
          </table:table-cell>
          <table:table-cell/>
          <table:table-cell office:value-type="string" calcext:value-type="string">
            <text:p>Total time=</text:p>
          </table:table-cell>
          <table:table-cell table:formula="of:=SUM([.B33:.B62])" office:value-type="float" office:value="40.03488492969" calcext:value-type="float">
            <text:p>40.0348849297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0.787057876587" calcext:value-type="float">
            <text:p>0.787057876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89797925949" calcext:value-type="float">
            <text:p>0.8897979259</text:p>
          </table:table-cell>
          <table:table-cell table:number-columns-repeated="3"/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0.668707132339" calcext:value-type="float">
            <text:p>0.6687071323</text:p>
          </table:table-cell>
          <table:table-cell table:number-columns-repeated="3"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0.426666975021" calcext:value-type="float">
            <text:p>0.426666975</text:p>
          </table:table-cell>
          <table:table-cell table:number-columns-repeated="3"/>
        </table:table-row>
        <table:table-row table:style-name="ro1">
          <table:table-cell office:value-type="float" office:value="43.75" calcext:value-type="float">
            <text:p>43.75</text:p>
          </table:table-cell>
          <table:table-cell office:value-type="float" office:value="1.07854700089" calcext:value-type="float">
            <text:p>1.078547000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35602211952" calcext:value-type="float">
            <text:p>1.3560221195</text:p>
          </table:table-cell>
          <table:table-cell table:number-columns-repeated="3"/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0.778850078583" calcext:value-type="float">
            <text:p>0.7788500786</text:p>
          </table:table-cell>
          <table:table-cell table:number-columns-repeated="3"/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0.528342962265" calcext:value-type="float">
            <text:p>0.5283429623</text:p>
          </table:table-cell>
          <table:table-cell table:number-columns-repeated="3"/>
        </table:table-row>
        <table:table-row table:style-name="ro1">
          <table:table-cell office:value-type="float" office:value="68.75" calcext:value-type="float">
            <text:p>68.75</text:p>
          </table:table-cell>
          <table:table-cell office:value-type="float" office:value="1.22144889832" calcext:value-type="float">
            <text:p>1.2214488983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01731181145" calcext:value-type="float">
            <text:p>2.017311811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89393091202" calcext:value-type="float">
            <text:p>0.8893930912</text:p>
          </table:table-cell>
          <table:table-cell table:number-columns-repeated="3"/>
        </table:table-row>
        <table:table-row table:style-name="ro1">
          <table:table-cell office:value-type="float" office:value="81.25" calcext:value-type="float">
            <text:p>81.25</text:p>
          </table:table-cell>
          <table:table-cell office:value-type="float" office:value="1.76987504959" calcext:value-type="float">
            <text:p>1.7698750496</text:p>
          </table:table-cell>
          <table:table-cell table:number-columns-repeated="3"/>
        </table:table-row>
        <table:table-row table:style-name="ro1">
          <table:table-cell office:value-type="float" office:value="81.25" calcext:value-type="float">
            <text:p>81.25</text:p>
          </table:table-cell>
          <table:table-cell office:value-type="float" office:value="0.85684800148" calcext:value-type="float">
            <text:p>0.8568480015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6694607735" calcext:value-type="float">
            <text:p>1.7669460774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51364898682" calcext:value-type="float">
            <text:p>1.5136489868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7213692665" calcext:value-type="float">
            <text:p>1.7721369267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7233695984" calcext:value-type="float">
            <text:p>1.7723369598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52712798119" calcext:value-type="float">
            <text:p>1.5271279812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2.02465486526" calcext:value-type="float">
            <text:p>2.0246548653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2.01223301888" calcext:value-type="float">
            <text:p>2.0122330189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6934409142" calcext:value-type="float">
            <text:p>1.7693440914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7572011948" calcext:value-type="float">
            <text:p>1.7757201195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6887392998" calcext:value-type="float">
            <text:p>1.76887393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7161407471" calcext:value-type="float">
            <text:p>1.7716140747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7131700516" calcext:value-type="float">
            <text:p>1.7713170052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7274894714" calcext:value-type="float">
            <text:p>1.7727489471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51706314087" calcext:value-type="float">
            <text:p>1.5170631409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3402209282" calcext:value-type="float">
            <text:p>1.0340220928</text:p>
          </table:table-cell>
          <table:table-cell table:number-columns-repeated="3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423692941666" calcext:value-type="float">
            <text:p>0.4236929417</text:p>
          </table:table-cell>
          <table:table-cell table:number-columns-repeated="3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647258996964" calcext:value-type="float">
            <text:p>0.647258997</text:p>
          </table:table-cell>
          <table:table-cell/>
          <table:table-cell office:value-type="string" calcext:value-type="string">
            <text:p>Total time=</text:p>
          </table:table-cell>
          <table:table-cell table:formula="of:=SUM([.B65:.B94])" office:value-type="float" office:value="36.850450992584" calcext:value-type="float">
            <text:p>36.8504509926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0.671095132828" calcext:value-type="float">
            <text:p>0.671095132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73480033875" calcext:value-type="float">
            <text:p>0.6734800339</text:p>
          </table:table-cell>
          <table:table-cell table:number-columns-repeated="3"/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0.892094135284" calcext:value-type="float">
            <text:p>0.8920941353</text:p>
          </table:table-cell>
          <table:table-cell table:number-columns-repeated="3"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0.42459487915" calcext:value-type="float">
            <text:p>0.4245948792</text:p>
          </table:table-cell>
          <table:table-cell table:number-columns-repeated="3"/>
        </table:table-row>
        <table:table-row table:style-name="ro1">
          <table:table-cell office:value-type="float" office:value="43.75" calcext:value-type="float">
            <text:p>43.75</text:p>
          </table:table-cell>
          <table:table-cell office:value-type="float" office:value="1.02691483498" calcext:value-type="float">
            <text:p>1.02691483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21998977661" calcext:value-type="float">
            <text:p>0.4219989777</text:p>
          </table:table-cell>
          <table:table-cell table:number-columns-repeated="3"/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1.76694703102" calcext:value-type="float">
            <text:p>1.766947031</text:p>
          </table:table-cell>
          <table:table-cell table:number-columns-repeated="3"/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1.00493502617" calcext:value-type="float">
            <text:p>1.0049350262</text:p>
          </table:table-cell>
          <table:table-cell table:number-columns-repeated="3"/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0.676039934158" calcext:value-type="float">
            <text:p>0.6760399342</text:p>
          </table:table-cell>
          <table:table-cell table:number-columns-repeated="3"/>
        </table:table-row>
        <table:table-row table:style-name="ro1">
          <table:table-cell office:value-type="float" office:value="68.75" calcext:value-type="float">
            <text:p>68.75</text:p>
          </table:table-cell>
          <table:table-cell office:value-type="float" office:value="1.32801795006" calcext:value-type="float">
            <text:p>1.328017950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69913053513" calcext:value-type="float">
            <text:p>0.6699130535</text:p>
          </table:table-cell>
          <table:table-cell table:number-columns-repeated="3"/>
        </table:table-row>
        <table:table-row table:style-name="ro1">
          <table:table-cell office:value-type="float" office:value="81.25" calcext:value-type="float">
            <text:p>81.25</text:p>
          </table:table-cell>
          <table:table-cell office:value-type="float" office:value="1.77002000809" calcext:value-type="float">
            <text:p>1.7700200081</text:p>
          </table:table-cell>
          <table:table-cell table:number-columns-repeated="3"/>
        </table:table-row>
        <table:table-row table:style-name="ro1">
          <table:table-cell office:value-type="float" office:value="81.25" calcext:value-type="float">
            <text:p>81.25</text:p>
          </table:table-cell>
          <table:table-cell office:value-type="float" office:value="1.52095389366" calcext:value-type="float">
            <text:p>1.5209538937</text:p>
          </table:table-cell>
          <table:table-cell table:number-columns-repeated="3"/>
        </table:table-row>
        <table:table-row table:style-name="ro1">
          <table:table-cell office:value-type="float" office:value="81.25" calcext:value-type="float">
            <text:p>81.25</text:p>
          </table:table-cell>
          <table:table-cell office:value-type="float" office:value="0.169928073883" calcext:value-type="float">
            <text:p>0.1699280739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2.02049303055" calcext:value-type="float">
            <text:p>2.0204930306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0.503916025162" calcext:value-type="float">
            <text:p>0.5039160252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51870584488" calcext:value-type="float">
            <text:p>1.5187058449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52852106094" calcext:value-type="float">
            <text:p>1.5285210609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76400017738" calcext:value-type="float">
            <text:p>1.7640001774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51863884926" calcext:value-type="float">
            <text:p>1.5186388493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2.01735901833" calcext:value-type="float">
            <text:p>2.0173590183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2.01632499695" calcext:value-type="float">
            <text:p>2.016324997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77101206779" calcext:value-type="float">
            <text:p>1.7710120678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77309298515" calcext:value-type="float">
            <text:p>1.7730929852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2.01372003555" calcext:value-type="float">
            <text:p>2.0137200356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76612997055" calcext:value-type="float">
            <text:p>1.7661299706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51662993431" calcext:value-type="float">
            <text:p>1.5166299343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7835950851" calcext:value-type="float">
            <text:p>0.6678359509</text:p>
          </table:table-cell>
          <table:table-cell table:number-columns-repeated="3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670156002045" calcext:value-type="float">
            <text:p>0.670156002</text:p>
          </table:table-cell>
          <table:table-cell table:number-columns-repeated="3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.14093518257" calcext:value-type="float">
            <text:p>1.1409351826</text:p>
          </table:table-cell>
          <table:table-cell/>
          <table:table-cell office:value-type="string" calcext:value-type="string">
            <text:p>Total time=</text:p>
          </table:table-cell>
          <table:table-cell table:formula="of:=SUM([.B97:.B126])" office:value-type="float" office:value="41.059237003316" calcext:value-type="float">
            <text:p>41.05923700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9580116272" calcext:value-type="float">
            <text:p>0.2795801163</text:p>
          </table:table-cell>
          <table:table-cell table:number-columns-repeated="3"/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0.389739990234" calcext:value-type="float">
            <text:p>0.3897399902</text:p>
          </table:table-cell>
          <table:table-cell table:number-columns-repeated="3"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1.11139297485" calcext:value-type="float">
            <text:p>1.1113929749</text:p>
          </table:table-cell>
          <table:table-cell table:number-columns-repeated="3"/>
        </table:table-row>
        <table:table-row table:style-name="ro1">
          <table:table-cell office:value-type="float" office:value="43.75" calcext:value-type="float">
            <text:p>43.75</text:p>
          </table:table-cell>
          <table:table-cell office:value-type="float" office:value="0.17613697052" calcext:value-type="float">
            <text:p>0.176136970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15545940399" calcext:value-type="float">
            <text:p>0.4155459404</text:p>
          </table:table-cell>
          <table:table-cell table:number-columns-repeated="3"/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0.531224012375" calcext:value-type="float">
            <text:p>0.5312240124</text:p>
          </table:table-cell>
          <table:table-cell table:number-columns-repeated="3"/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1.48001003265" calcext:value-type="float">
            <text:p>1.4800100327</text:p>
          </table:table-cell>
          <table:table-cell table:number-columns-repeated="3"/>
        </table:table-row>
        <table:table-row table:style-name="ro1">
          <table:table-cell office:value-type="float" office:value="68.75" calcext:value-type="float">
            <text:p>68.75</text:p>
          </table:table-cell>
          <table:table-cell office:value-type="float" office:value="1.52112698555" calcext:value-type="float">
            <text:p>1.5211269856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7753610611" calcext:value-type="float">
            <text:p>1.775361061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01618599892" calcext:value-type="float">
            <text:p>2.0161859989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5133459568" calcext:value-type="float">
            <text:p>1.513345956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656001091" calcext:value-type="float">
            <text:p>1.656001091</text:p>
          </table:table-cell>
          <table:table-cell table:number-columns-repeated="3"/>
        </table:table-row>
        <table:table-row table:style-name="ro1">
          <table:table-cell office:value-type="float" office:value="81.25" calcext:value-type="float">
            <text:p>81.25</text:p>
          </table:table-cell>
          <table:table-cell office:value-type="float" office:value="1.40268611908" calcext:value-type="float">
            <text:p>1.4026861191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2.01931715012" calcext:value-type="float">
            <text:p>2.0193171501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6540398598" calcext:value-type="float">
            <text:p>1.765403986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51294016838" calcext:value-type="float">
            <text:p>1.5129401684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6834702492" calcext:value-type="float">
            <text:p>1.7683470249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6868391037" calcext:value-type="float">
            <text:p>1.7686839104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2.01046204567" calcext:value-type="float">
            <text:p>2.0104620457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51421308517" calcext:value-type="float">
            <text:p>1.5142130852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2.01630711555" calcext:value-type="float">
            <text:p>2.0163071156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10751199722" calcext:value-type="float">
            <text:p>1.1075119972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76177287102" calcext:value-type="float">
            <text:p>1.761772871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76276421547" calcext:value-type="float">
            <text:p>1.7627642155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76915884018" calcext:value-type="float">
            <text:p>1.7691588402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76495814323" calcext:value-type="float">
            <text:p>1.7649581432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77013206482" calcext:value-type="float">
            <text:p>1.7701320648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7190923691" calcext:value-type="float">
            <text:p>0.7771909237</text:p>
          </table:table-cell>
          <table:table-cell table:number-columns-repeated="3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420344829559" calcext:value-type="float">
            <text:p>0.4203448296</text:p>
          </table:table-cell>
          <table:table-cell table:number-columns-repeated="3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921391963959" calcext:value-type="float">
            <text:p>0.921391964</text:p>
          </table:table-cell>
          <table:table-cell/>
          <table:table-cell office:value-type="string" calcext:value-type="string">
            <text:p>Total time=</text:p>
          </table:table-cell>
          <table:table-cell table:formula="of:=SUM([.B129:.B158])" office:value-type="float" office:value="39.979673385614" calcext:value-type="float">
            <text:p>39.9796733856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0.777926206589" calcext:value-type="float">
            <text:p>0.777926206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21622037888" calcext:value-type="float">
            <text:p>0.9216220379</text:p>
          </table:table-cell>
          <table:table-cell table:number-columns-repeated="3"/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0.995923042297" calcext:value-type="float">
            <text:p>0.9959230423</text:p>
          </table:table-cell>
          <table:table-cell table:number-columns-repeated="3"/>
        </table:table-row>
        <table:table-row table:style-name="ro1">
          <table:table-cell office:value-type="float" office:value="43.75" calcext:value-type="float">
            <text:p>43.75</text:p>
          </table:table-cell>
          <table:table-cell office:value-type="float" office:value="0.425500869751" calcext:value-type="float">
            <text:p>0.425500869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80645132065" calcext:value-type="float">
            <text:p>0.7806451321</text:p>
          </table:table-cell>
          <table:table-cell table:number-columns-repeated="3"/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1.26627492905" calcext:value-type="float">
            <text:p>1.2662749291</text:p>
          </table:table-cell>
          <table:table-cell table:number-columns-repeated="3"/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0.779957056046" calcext:value-type="float">
            <text:p>0.779957056</text:p>
          </table:table-cell>
          <table:table-cell table:number-columns-repeated="3"/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1.29647707939" calcext:value-type="float">
            <text:p>1.2964770794</text:p>
          </table:table-cell>
          <table:table-cell table:number-columns-repeated="3"/>
        </table:table-row>
        <table:table-row table:style-name="ro1">
          <table:table-cell office:value-type="float" office:value="68.75" calcext:value-type="float">
            <text:p>68.75</text:p>
          </table:table-cell>
          <table:table-cell office:value-type="float" office:value="2.0184841156" calcext:value-type="float">
            <text:p>2.0184841156</text:p>
          </table:table-cell>
          <table:table-cell table:number-columns-repeated="3"/>
        </table:table-row>
        <table:table-row table:style-name="ro1">
          <table:table-cell office:value-type="float" office:value="68.75" calcext:value-type="float">
            <text:p>68.75</text:p>
          </table:table-cell>
          <table:table-cell office:value-type="float" office:value="1.00036001205" calcext:value-type="float">
            <text:p>1.000360012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77160000801" calcext:value-type="float">
            <text:p>1.77160000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76686477661" calcext:value-type="float">
            <text:p>1.7668647766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52157211304" calcext:value-type="float">
            <text:p>1.521572113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0198431015" calcext:value-type="float">
            <text:p>2.019843101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77068209648" calcext:value-type="float">
            <text:p>1.770682096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02224779129" calcext:value-type="float">
            <text:p>2.0222477913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51747012138" calcext:value-type="float">
            <text:p>1.517470121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02667403221" calcext:value-type="float">
            <text:p>2.026674032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76870107651" calcext:value-type="float">
            <text:p>1.768701076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22767877579" calcext:value-type="float">
            <text:p>0.4227678776</text:p>
          </table:table-cell>
          <table:table-cell table:number-columns-repeated="3"/>
        </table:table-row>
        <table:table-row table:style-name="ro1">
          <table:table-cell office:value-type="float" office:value="81.25" calcext:value-type="float">
            <text:p>81.25</text:p>
          </table:table-cell>
          <table:table-cell office:value-type="float" office:value="1.13980412483" calcext:value-type="float">
            <text:p>1.1398041248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8064084053" calcext:value-type="float">
            <text:p>1.7806408405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26272511482" calcext:value-type="float">
            <text:p>1.2627251148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50879406929" calcext:value-type="float">
            <text:p>1.5087940693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6710700989" calcext:value-type="float">
            <text:p>1.7671070099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6779103279" calcext:value-type="float">
            <text:p>1.7677910328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6229000092" calcext:value-type="float">
            <text:p>1.7622900009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4434480667" calcext:value-type="float">
            <text:p>1.1443448067</text:p>
          </table:table-cell>
          <table:table-cell table:number-columns-repeated="3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531450033188" calcext:value-type="float">
            <text:p>0.5314500332</text:p>
          </table:table-cell>
          <table:table-cell table:number-columns-repeated="3"/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1.03106212616" calcext:value-type="float">
            <text:p>1.0310621262</text:p>
          </table:table-cell>
          <table:table-cell/>
          <table:table-cell office:value-type="string" calcext:value-type="string">
            <text:p>Total time=</text:p>
          </table:table-cell>
          <table:table-cell table:formula="of:=SUM([.B161:.B190])" office:value-type="float" office:value="38.11804914474" calcext:value-type="float">
            <text:p>38.11804914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6891503334" calcext:value-type="float">
            <text:p>0.1689150333</text:p>
          </table:table-cell>
          <table:table-cell table:number-columns-repeated="3"/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0.424367189407" calcext:value-type="float">
            <text:p>0.4243671894</text:p>
          </table:table-cell>
          <table:table-cell table:number-columns-repeated="3"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0.920007944107" calcext:value-type="float">
            <text:p>0.9200079441</text:p>
          </table:table-cell>
          <table:table-cell table:number-columns-repeated="3"/>
        </table:table-row>
        <table:table-row table:style-name="ro1">
          <table:table-cell office:value-type="float" office:value="43.75" calcext:value-type="float">
            <text:p>43.75</text:p>
          </table:table-cell>
          <table:table-cell office:value-type="float" office:value="0.669709920883" calcext:value-type="float">
            <text:p>0.669709920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83623933792" calcext:value-type="float">
            <text:p>0.7836239338</text:p>
          </table:table-cell>
          <table:table-cell table:number-columns-repeated="3"/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1.03039693832" calcext:value-type="float">
            <text:p>1.0303969383</text:p>
          </table:table-cell>
          <table:table-cell table:number-columns-repeated="3"/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0.671019077301" calcext:value-type="float">
            <text:p>0.6710190773</text:p>
          </table:table-cell>
          <table:table-cell table:number-columns-repeated="3"/>
        </table:table-row>
        <table:table-row table:style-name="ro1">
          <table:table-cell office:value-type="float" office:value="68.75" calcext:value-type="float">
            <text:p>68.75</text:p>
          </table:table-cell>
          <table:table-cell office:value-type="float" office:value="0.165942907333" calcext:value-type="float">
            <text:p>0.1659429073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3612370491" calcext:value-type="float">
            <text:p>1.3612370491</text:p>
          </table:table-cell>
          <table:table-cell table:number-columns-repeated="3"/>
        </table:table-row>
        <table:table-row table:style-name="ro1">
          <table:table-cell office:value-type="float" office:value="81.25" calcext:value-type="float">
            <text:p>81.25</text:p>
          </table:table-cell>
          <table:table-cell office:value-type="float" office:value="0.671746015549" calcext:value-type="float">
            <text:p>0.6717460155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6791810989" calcext:value-type="float">
            <text:p>1.7679181099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6745700836" calcext:value-type="float">
            <text:p>1.7674570084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52035284042" calcext:value-type="float">
            <text:p>1.5203528404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6920700073" calcext:value-type="float">
            <text:p>1.7692070007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684340477" calcext:value-type="float">
            <text:p>1.7684340477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2.01484012604" calcext:value-type="float">
            <text:p>2.014840126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6270103455" calcext:value-type="float">
            <text:p>1.7627010346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26817798615" calcext:value-type="float">
            <text:p>1.2681779862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691719532" calcext:value-type="float">
            <text:p>1.7691719532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6837396622" calcext:value-type="float">
            <text:p>1.7683739662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52202105522" calcext:value-type="float">
            <text:p>1.5220210552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51318693161" calcext:value-type="float">
            <text:p>1.5131869316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6204895973" calcext:value-type="float">
            <text:p>1.7620489597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51744914055" calcext:value-type="float">
            <text:p>1.5174491406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52049016953" calcext:value-type="float">
            <text:p>1.5204901695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7096796036" calcext:value-type="float">
            <text:p>1.7709679604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6142787933" calcext:value-type="float">
            <text:p>1.7614278793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0933008194" calcext:value-type="float">
            <text:p>0.4209330082</text:p>
          </table:table-cell>
          <table:table-cell table:number-columns-repeated="3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920953989029" calcext:value-type="float">
            <text:p>0.920953989</text:p>
          </table:table-cell>
          <table:table-cell table:number-columns-repeated="3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669229030609" calcext:value-type="float">
            <text:p>0.6692290306</text:p>
          </table:table-cell>
          <table:table-cell/>
          <table:table-cell office:value-type="string" calcext:value-type="string">
            <text:p>Total time=</text:p>
          </table:table-cell>
          <table:table-cell table:formula="of:=SUM([.B193:.B222])" office:value-type="float" office:value="38.411626100543" calcext:value-type="float">
            <text:p>38.4116261005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1.03326892853" calcext:value-type="float">
            <text:p>1.033268928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76146030426" calcext:value-type="float">
            <text:p>0.6761460304</text:p>
          </table:table-cell>
          <table:table-cell table:number-columns-repeated="3"/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0.418206930161" calcext:value-type="float">
            <text:p>0.4182069302</text:p>
          </table:table-cell>
          <table:table-cell table:number-columns-repeated="3"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0.781161785126" calcext:value-type="float">
            <text:p>0.7811617851</text:p>
          </table:table-cell>
          <table:table-cell table:number-columns-repeated="3"/>
        </table:table-row>
        <table:table-row table:style-name="ro1">
          <table:table-cell office:value-type="float" office:value="43.75" calcext:value-type="float">
            <text:p>43.75</text:p>
          </table:table-cell>
          <table:table-cell office:value-type="float" office:value="0.533204078674" calcext:value-type="float">
            <text:p>0.533204078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76988315582" calcext:value-type="float">
            <text:p>1.769883155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20242071152" calcext:value-type="float">
            <text:p>0.9202420712</text:p>
          </table:table-cell>
          <table:table-cell table:number-columns-repeated="3"/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1.76402997971" calcext:value-type="float">
            <text:p>1.7640299797</text:p>
          </table:table-cell>
          <table:table-cell table:number-columns-repeated="3"/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0.894478082657" calcext:value-type="float">
            <text:p>0.8944780827</text:p>
          </table:table-cell>
          <table:table-cell table:number-columns-repeated="3"/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1.18506193161" calcext:value-type="float">
            <text:p>1.1850619316</text:p>
          </table:table-cell>
          <table:table-cell table:number-columns-repeated="3"/>
        </table:table-row>
        <table:table-row table:style-name="ro1">
          <table:table-cell office:value-type="float" office:value="68.75" calcext:value-type="float">
            <text:p>68.75</text:p>
          </table:table-cell>
          <table:table-cell office:value-type="float" office:value="1.76952886581" calcext:value-type="float">
            <text:p>1.769528865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02086400986" calcext:value-type="float">
            <text:p>2.0208640099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68912887573" calcext:value-type="float">
            <text:p>0.6689128876</text:p>
          </table:table-cell>
          <table:table-cell table:number-columns-repeated="3"/>
        </table:table-row>
        <table:table-row table:style-name="ro1">
          <table:table-cell office:value-type="float" office:value="81.25" calcext:value-type="float">
            <text:p>81.25</text:p>
          </table:table-cell>
          <table:table-cell office:value-type="float" office:value="1.2664167881" calcext:value-type="float">
            <text:p>1.2664167881</text:p>
          </table:table-cell>
          <table:table-cell table:number-columns-repeated="3"/>
        </table:table-row>
        <table:table-row table:style-name="ro1">
          <table:table-cell office:value-type="float" office:value="81.25" calcext:value-type="float">
            <text:p>81.25</text:p>
          </table:table-cell>
          <table:table-cell office:value-type="float" office:value="1.51892590523" calcext:value-type="float">
            <text:p>1.5189259052</text:p>
          </table:table-cell>
          <table:table-cell table:number-columns-repeated="3"/>
        </table:table-row>
        <table:table-row table:style-name="ro1">
          <table:table-cell office:value-type="float" office:value="81.25" calcext:value-type="float">
            <text:p>81.25</text:p>
          </table:table-cell>
          <table:table-cell office:value-type="float" office:value="0.747346878052" calcext:value-type="float">
            <text:p>0.7473468781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5109770298" calcext:value-type="float">
            <text:p>1.5109770298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6475811005" calcext:value-type="float">
            <text:p>1.7647581101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6444482803" calcext:value-type="float">
            <text:p>1.764444828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2.01965999603" calcext:value-type="float">
            <text:p>2.019659996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7271795273" calcext:value-type="float">
            <text:p>1.7727179527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51761293411" calcext:value-type="float">
            <text:p>1.5176129341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6561188698" calcext:value-type="float">
            <text:p>1.765611887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6328992844" calcext:value-type="float">
            <text:p>1.7632899284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52088212967" calcext:value-type="float">
            <text:p>1.5208821297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51737499237" calcext:value-type="float">
            <text:p>1.5173749924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51550197601" calcext:value-type="float">
            <text:p>1.515501976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4195051193" calcext:value-type="float">
            <text:p>0.6741950512</text:p>
          </table:table-cell>
          <table:table-cell table:number-columns-repeated="3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1.00297212601" calcext:value-type="float">
            <text:p>1.002972126</text:p>
          </table:table-cell>
          <table:table-cell table:number-columns-repeated="3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421389102936" calcext:value-type="float">
            <text:p>0.4213891029</text:p>
          </table:table-cell>
          <table:table-cell/>
          <table:table-cell office:value-type="string" calcext:value-type="string">
            <text:p>Total time=</text:p>
          </table:table-cell>
          <table:table-cell table:formula="of:=SUM([.B225:.B254])" office:value-type="float" office:value="38.95442891121" calcext:value-type="float">
            <text:p>38.9544289112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0.530030965805" calcext:value-type="float">
            <text:p>0.530030965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18124198914" calcext:value-type="float">
            <text:p>0.9181241989</text:p>
          </table:table-cell>
          <table:table-cell table:number-columns-repeated="3"/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0.667482852936" calcext:value-type="float">
            <text:p>0.6674828529</text:p>
          </table:table-cell>
          <table:table-cell table:number-columns-repeated="3"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0.535260915756" calcext:value-type="float">
            <text:p>0.5352609158</text:p>
          </table:table-cell>
          <table:table-cell table:number-columns-repeated="3"/>
        </table:table-row>
        <table:table-row table:style-name="ro1">
          <table:table-cell office:value-type="float" office:value="43.75" calcext:value-type="float">
            <text:p>43.75</text:p>
          </table:table-cell>
          <table:table-cell office:value-type="float" office:value="0.670459985733" calcext:value-type="float">
            <text:p>0.670459985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6944694519" calcext:value-type="float">
            <text:p>0.6694469452</text:p>
          </table:table-cell>
          <table:table-cell table:number-columns-repeated="3"/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0.673230171204" calcext:value-type="float">
            <text:p>0.6732301712</text:p>
          </table:table-cell>
          <table:table-cell table:number-columns-repeated="3"/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1.3635430336" calcext:value-type="float">
            <text:p>1.3635430336</text:p>
          </table:table-cell>
          <table:table-cell table:number-columns-repeated="3"/>
        </table:table-row>
        <table:table-row table:style-name="ro1">
          <table:table-cell office:value-type="float" office:value="68.75" calcext:value-type="float">
            <text:p>68.75</text:p>
          </table:table-cell>
          <table:table-cell office:value-type="float" office:value="0.997517824173" calcext:value-type="float">
            <text:p>0.997517824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4060783386" calcext:value-type="float">
            <text:p>1.1406078339</text:p>
          </table:table-cell>
          <table:table-cell table:number-columns-repeated="3"/>
        </table:table-row>
        <table:table-row table:style-name="ro1">
          <table:table-cell office:value-type="float" office:value="81.25" calcext:value-type="float">
            <text:p>81.25</text:p>
          </table:table-cell>
          <table:table-cell office:value-type="float" office:value="1.50900197029" calcext:value-type="float">
            <text:p>1.5090019703</text:p>
          </table:table-cell>
          <table:table-cell table:number-columns-repeated="3"/>
        </table:table-row>
        <table:table-row table:style-name="ro1">
          <table:table-cell office:value-type="float" office:value="81.25" calcext:value-type="float">
            <text:p>81.25</text:p>
          </table:table-cell>
          <table:table-cell office:value-type="float" office:value="1.76341509819" calcext:value-type="float">
            <text:p>1.7634150982</text:p>
          </table:table-cell>
          <table:table-cell table:number-columns-repeated="3"/>
        </table:table-row>
        <table:table-row table:style-name="ro1">
          <table:table-cell office:value-type="float" office:value="81.25" calcext:value-type="float">
            <text:p>81.25</text:p>
          </table:table-cell>
          <table:table-cell office:value-type="float" office:value="1.14266586304" calcext:value-type="float">
            <text:p>1.142665863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6433491707" calcext:value-type="float">
            <text:p>1.7643349171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55701494217" calcext:value-type="float">
            <text:p>1.5570149422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25944805145" calcext:value-type="float">
            <text:p>1.2594480515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76064705849" calcext:value-type="float">
            <text:p>1.7606470585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76085495949" calcext:value-type="float">
            <text:p>1.7608549595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76317715645" calcext:value-type="float">
            <text:p>1.7631771565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76623988152" calcext:value-type="float">
            <text:p>1.7662398815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7687189579" calcext:value-type="float">
            <text:p>1.7687189579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77941298485" calcext:value-type="float">
            <text:p>1.7794129849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7630109787" calcext:value-type="float">
            <text:p>1.7630109787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76796007156" calcext:value-type="float">
            <text:p>1.7679600716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77185106277" calcext:value-type="float">
            <text:p>1.7718510628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76969194412" calcext:value-type="float">
            <text:p>1.7696919441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2.02272200584" calcext:value-type="float">
            <text:p>2.0227220058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1678781509" calcext:value-type="float">
            <text:p>0.6716787815</text:p>
          </table:table-cell>
          <table:table-cell table:number-columns-repeated="3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674264907837" calcext:value-type="float">
            <text:p>0.6742649078</text:p>
          </table:table-cell>
          <table:table-cell table:number-columns-repeated="3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.13809299469" calcext:value-type="float">
            <text:p>1.1380929947</text:p>
          </table:table-cell>
          <table:table-cell/>
          <table:table-cell office:value-type="string" calcext:value-type="string">
            <text:p>Total time=</text:p>
          </table:table-cell>
          <table:table-cell table:formula="of:=SUM([.B257:.B278])" office:value-type="float" office:value="23.961844444265" calcext:value-type="float">
            <text:p>23.9618444443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0.670978069305" calcext:value-type="float">
            <text:p>0.670978069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73213005066" calcext:value-type="float">
            <text:p>0.6732130051</text:p>
          </table:table-cell>
          <table:table-cell table:number-columns-repeated="3"/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0.673015117645" calcext:value-type="float">
            <text:p>0.6730151176</text:p>
          </table:table-cell>
          <table:table-cell table:number-columns-repeated="3"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0.526890039444" calcext:value-type="float">
            <text:p>0.5268900394</text:p>
          </table:table-cell>
          <table:table-cell table:number-columns-repeated="3"/>
        </table:table-row>
        <table:table-row table:style-name="ro1">
          <table:table-cell office:value-type="float" office:value="43.75" calcext:value-type="float">
            <text:p>43.75</text:p>
          </table:table-cell>
          <table:table-cell office:value-type="float" office:value="0.782392978668" calcext:value-type="float">
            <text:p>0.782392978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75033807755" calcext:value-type="float">
            <text:p>0.6750338078</text:p>
          </table:table-cell>
          <table:table-cell table:number-columns-repeated="3"/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0.525914907455" calcext:value-type="float">
            <text:p>0.5259149075</text:p>
          </table:table-cell>
          <table:table-cell table:number-columns-repeated="3"/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0.670839071274" calcext:value-type="float">
            <text:p>0.6708390713</text:p>
          </table:table-cell>
          <table:table-cell table:number-columns-repeated="3"/>
        </table:table-row>
        <table:table-row table:style-name="ro1">
          <table:table-cell office:value-type="float" office:value="68.75" calcext:value-type="float">
            <text:p>68.75</text:p>
          </table:table-cell>
          <table:table-cell office:value-type="float" office:value="1.25754189491" calcext:value-type="float">
            <text:p>1.2575418949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65938901901" calcext:value-type="float">
            <text:p>1.659389019</text:p>
          </table:table-cell>
          <table:table-cell table:number-columns-repeated="3"/>
        </table:table-row>
        <table:table-row table:style-name="ro1">
          <table:table-cell office:value-type="float" office:value="81.25" calcext:value-type="float">
            <text:p>81.25</text:p>
          </table:table-cell>
          <table:table-cell office:value-type="float" office:value="1.77602219582" calcext:value-type="float">
            <text:p>1.7760221958</text:p>
          </table:table-cell>
          <table:table-cell table:number-columns-repeated="3"/>
        </table:table-row>
        <table:table-row table:style-name="ro1">
          <table:table-cell office:value-type="float" office:value="81.25" calcext:value-type="float">
            <text:p>81.25</text:p>
          </table:table-cell>
          <table:table-cell office:value-type="float" office:value="0.85750079155" calcext:value-type="float">
            <text:p>0.8575007916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5206618309" calcext:value-type="float">
            <text:p>1.5206618309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51687288284" calcext:value-type="float">
            <text:p>1.5168728828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2.01677417755" calcext:value-type="float">
            <text:p>2.0167741776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51290798187" calcext:value-type="float">
            <text:p>1.5129079819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2.02147507668" calcext:value-type="float">
            <text:p>2.0214750767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0.922935962677" calcext:value-type="float">
            <text:p>0.9229359627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21744894981" calcext:value-type="float">
            <text:p>1.217448949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8817043304" calcext:value-type="float">
            <text:p>0.4188170433</text:p>
          </table:table-cell>
          <table:table-cell table:number-columns-repeated="3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667237043381" calcext:value-type="float">
            <text:p>0.6672370434</text:p>
          </table:table-cell>
          <table:table-cell table:number-columns-repeated="3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920289993286" calcext:value-type="float">
            <text:p>0.9202899933</text:p>
          </table:table-cell>
          <table:table-cell/>
          <table:table-cell office:value-type="string" calcext:value-type="string">
            <text:p>Total time=</text:p>
          </table:table-cell>
          <table:table-cell table:formula="of:=SUM([.B281:.B310])" office:value-type="float" office:value="37.872782707212" calcext:value-type="float">
            <text:p>37.8727827072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0.172794103622" calcext:value-type="float">
            <text:p>0.172794103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26844024658" calcext:value-type="float">
            <text:p>0.5268440247</text:p>
          </table:table-cell>
          <table:table-cell table:number-columns-repeated="3"/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0.85898399353" calcext:value-type="float">
            <text:p>0.8589839935</text:p>
          </table:table-cell>
          <table:table-cell table:number-columns-repeated="3"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1.18765306473" calcext:value-type="float">
            <text:p>1.1876530647</text:p>
          </table:table-cell>
          <table:table-cell table:number-columns-repeated="3"/>
        </table:table-row>
        <table:table-row table:style-name="ro1">
          <table:table-cell office:value-type="float" office:value="43.75" calcext:value-type="float">
            <text:p>43.75</text:p>
          </table:table-cell>
          <table:table-cell office:value-type="float" office:value="0.673406124115" calcext:value-type="float">
            <text:p>0.673406124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2952003479" calcext:value-type="float">
            <text:p>0.5295200348</text:p>
          </table:table-cell>
          <table:table-cell table:number-columns-repeated="3"/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1.03128314018" calcext:value-type="float">
            <text:p>1.0312831402</text:p>
          </table:table-cell>
          <table:table-cell table:number-columns-repeated="3"/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0.419589042664" calcext:value-type="float">
            <text:p>0.4195890427</text:p>
          </table:table-cell>
          <table:table-cell table:number-columns-repeated="3"/>
        </table:table-row>
        <table:table-row table:style-name="ro1">
          <table:table-cell office:value-type="float" office:value="68.75" calcext:value-type="float">
            <text:p>68.75</text:p>
          </table:table-cell>
          <table:table-cell office:value-type="float" office:value="1.79982590675" calcext:value-type="float">
            <text:p>1.799825906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398639679" calcext:value-type="float">
            <text:p>1.1398639679</text:p>
          </table:table-cell>
          <table:table-cell table:number-columns-repeated="3"/>
        </table:table-row>
        <table:table-row table:style-name="ro1">
          <table:table-cell office:value-type="float" office:value="81.25" calcext:value-type="float">
            <text:p>81.25</text:p>
          </table:table-cell>
          <table:table-cell office:value-type="float" office:value="1.10586309433" calcext:value-type="float">
            <text:p>1.1058630943</text:p>
          </table:table-cell>
          <table:table-cell table:number-columns-repeated="3"/>
        </table:table-row>
        <table:table-row table:style-name="ro1">
          <table:table-cell office:value-type="float" office:value="81.25" calcext:value-type="float">
            <text:p>81.25</text:p>
          </table:table-cell>
          <table:table-cell office:value-type="float" office:value="1.1141731739" calcext:value-type="float">
            <text:p>1.1141731739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2.01805281639" calcext:value-type="float">
            <text:p>2.0180528164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6525998116" calcext:value-type="float">
            <text:p>1.7652599812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2.01215696335" calcext:value-type="float">
            <text:p>2.0121569634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54445910454" calcext:value-type="float">
            <text:p>1.5444591045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51361179352" calcext:value-type="float">
            <text:p>1.5136117935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611541748" calcext:value-type="float">
            <text:p>1.7611541748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77071785927" calcext:value-type="float">
            <text:p>1.7707178593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51068615913" calcext:value-type="float">
            <text:p>1.5106861591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2.02435493469" calcext:value-type="float">
            <text:p>2.0243549347</text:p>
          </table:table-cell>
          <table:table-cell table:number-columns-repeated="3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0.778074979782" calcext:value-type="float">
            <text:p>0.7780749798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51632499695" calcext:value-type="float">
            <text:p>1.516324997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7662730217" calcext:value-type="float">
            <text:p>1.7662730217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2.01613116264" calcext:value-type="float">
            <text:p>2.0161311626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79271411896" calcext:value-type="float">
            <text:p>1.792714119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1.51666688919" calcext:value-type="float">
            <text:p>1.5166668892</text:p>
          </table:table-cell>
          <table:table-cell table:number-columns-repeated="3"/>
        </table:table-row>
        <table:table-row table:style-name="ro1">
          <table:table-cell office:value-type="float" office:value="93.75" calcext:value-type="float">
            <text:p>93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empo medio (Full Evaluation)</text:p>
          </table:table-cell>
          <table:table-cell table:formula="of:=SUM([.B1:.B310])/292" office:value-type="float" office:value="1.2781719295946" calcext:value-type="float">
            <text:p>1.2781719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za</text:p>
          </table:table-cell>
          <table:table-cell table:formula="of:=VAR([.B1:.B310])" office:value-type="float" office:value="0.287503872227919" calcext:value-type="float">
            <text:p>0.2875038722</text:p>
          </table:table-cell>
          <table:table-cell table:number-columns-repeated="3"/>
        </table:table-row>
        <table:table-row table:style-name="ro1" table:number-rows-repeated="102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 media=</text:p>
          </table:table-cell>
          <table:table-cell table:formula="of:=SUM([.E1:.E419])/10" office:value-type="float" office:value="37.3226203441622" calcext:value-type="float">
            <text:p>37.32262034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 Var=</text:p>
          </table:table-cell>
          <table:table-cell table:formula="of:=VAR([.E1:.E419])" office:value-type="float" office:value="23.5924898428526" calcext:value-type="float">
            <text:p>23.59248984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0:47:34.058338521</meta:creation-date>
    <dc:date>2017-02-27T22:15:38.859649444</dc:date>
    <meta:editing-duration>PT1H12M54S</meta:editing-duration>
    <meta:editing-cycles>2</meta:editing-cycles>
    <meta:generator>LibreOffice/4.2.8.2$Linux_X86_64 LibreOffice_project/420m0$Build-2</meta:generator>
    <meta:document-statistic meta:table-count="1" meta:cell-count="622" meta:object-count="0"/>
  </office:meta>
</office:document-meta>
</file>